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70334"/>
    </style:style>
    <style:style style:name="P2" style:family="paragraph" style:parent-style-name="Standard">
      <style:text-properties officeooo:paragraph-rsid="0019c45c"/>
    </style:style>
    <style:style style:name="P3" style:family="paragraph" style:parent-style-name="Standard">
      <style:text-properties officeooo:paragraph-rsid="001a2022"/>
    </style:style>
    <style:style style:name="P4" style:family="paragraph" style:parent-style-name="Standard">
      <style:text-properties officeooo:paragraph-rsid="001c113c"/>
    </style:style>
    <style:style style:name="P5" style:family="paragraph" style:parent-style-name="Standard">
      <style:text-properties officeooo:paragraph-rsid="001c1e2a"/>
    </style:style>
    <style:style style:name="P6" style:family="paragraph" style:parent-style-name="Standard">
      <style:text-properties style:text-underline-style="solid" style:text-underline-width="auto" style:text-underline-color="font-color" officeooo:paragraph-rsid="001c1e2a"/>
    </style:style>
    <style:style style:name="T1" style:family="text">
      <style:text-properties officeooo:rsid="00170334"/>
    </style:style>
    <style:style style:name="T2" style:family="text">
      <style:text-properties officeooo:rsid="0019b2e2"/>
    </style:style>
    <style:style style:name="T3" style:family="text">
      <style:text-properties officeooo:rsid="0019c45c"/>
    </style:style>
    <style:style style:name="T4" style:family="text">
      <style:text-properties officeooo:rsid="001a2022"/>
    </style:style>
    <style:style style:name="T5" style:family="text">
      <style:text-properties officeooo:rsid="001b5de4"/>
    </style:style>
    <style:style style:name="T6" style:family="text">
      <style:text-properties officeooo:rsid="001c113c"/>
    </style:style>
    <style:style style:name="T7" style:family="text">
      <style:text-properties officeooo:rsid="001c1e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</text:span><text:span text:style-name="T5"> <text:s/>DNS vllt ? </text:span><text:span text:style-name="T7">Oder MDNS(siehe Capture 2) ?</text:span><text:span text:style-name="T5"> </text:span></text:p>
      <text:p text:style-name="P1"><text:span text:style-name="T1"/></text:p>
      <text:p text:style-name="P1"><text:span text:style-name="T1"/></text:p>
      <text:p text:style-name="P2"><text:span text:style-name="T2">2. Der Browser wurde ab No.3 geöffnet.</text:span></text:p>
      <text:p text:style-name="P2"/>
      <text:p text:style-name="P2"><text:span text:style-name="T3">→No12</text:span><text:span text:style-name="T2"><text:tab/>Zunächst wird das Netzwerk </text:span><text:span text:style-name="T3">eingestellt mittels NBNS</text:span></text:p>
      <text:p text:style-name="P2"><text:span text:style-name="T3"><text:tab/><text:tab/></text:span><text:span text:style-name="T4">→ Gerätenamen und IP werden registriert beim WINS-Server</text:span></text:p>
      <text:p text:style-name="P2"><text:span text:style-name="T4"/></text:p>
      <text:p text:style-name="P2"><text:span text:style-name="T3">→No26 </text:span><text:span text:style-name="T2"><text:tab/></text:span><text:span text:style-name="T3">DNS ermittelt IP zu „www.google.de“</text:span><text:span text:style-name="T2"> </text:span></text:p>
      <text:p text:style-name="P2"><text:span text:style-name="T3">→No30<text:tab/>TCP erzeugt sichere Verbindung mit GoogleServer</text:span><text:span text:style-name="T2"><text:tab/> </text:span></text:p>
      <text:p text:style-name="P2"><text:span text:style-name="T3">→No33<text:tab/>Anfrage „</text:span><text:a xlink:type="simple" xlink:href="http://www.google.de/"><text:span text:style-name="T3">www.google.de</text:span></text:a><text:span text:style-name="T3">“ wird an GoogleServer versendet</text:span></text:p>
      <text:p text:style-name="P2"><text:span text:style-name="T3">→No35<text:tab/>google sendet Html code zurück</text:span></text:p>
      <text:p text:style-name="P3"><text:span text:style-name="T4"/></text:p>
      <text:p text:style-name="P3"><text:span text:style-name="T4">→ <text:tab/><text:tab/>Daten werden über TLSv1 Protokoll versendet <text:tab/><text:tab/></text:span></text:p>
      <text:p text:style-name="P3"><text:span text:style-name="T3"><text:tab/><text:tab/></text:span><text:span text:style-name="T4">( gesichertes Transportprotokoll)</text:span></text:p>
      <text:p text:style-name="P3"><text:span text:style-name="T4"/></text:p>
      <text:p text:style-name="P4"><text:span text:style-name="T6">3. Die Suchanfrage wird verschlüsselt verschickt, mittels TLSv1.</text:span></text:p>
      <text:p text:style-name="P4"><text:span text:style-name="T6"/></text:p>
      <text:p text:style-name="P4"><text:span text:style-name="T6"/></text:p>
      <text:p text:style-name="P4"><text:span text:style-name="T6">4. Es kann bei einer Beobachtung sämtliche Daten aufgezeichnet werden die sich in Reichweite der Wlan Karte befindet. Dabei wird der gesammte Traffic mitgeschnitten.<text:line-break/>Die Nutzung von Protkollen, wie <text:s/>HTTP, FTP, SMTP birgt halt dan Risiken mit sich, wenn persönliche Daten versendet werden.</text:span></text:p>
      <text:p text:style-name="P4"><text:span text:style-name="T6"/></text:p>
      <text:p text:style-name="P4"><text:span text:style-name="T6"/></text:p>
      <text:p text:style-name="P4"><text:span text:style-name="T6"/></text:p>
      <text:p text:style-name="P6"><text:span text:style-name="T7">Capture2</text:span></text:p>
      <text:p text:style-name="P4"><text:span text:style-name="T6"/></text:p>
      <text:p text:style-name="P5"><text:span text:style-name="T7">5. Es gibt kein HTTP Protokoll mehr. Die Daten werden stattdessen komplett mitels TLSv1 Verschcik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on </meta:initial-creator>
    <meta:creation-date>2013-06-14T15:59:20</meta:creation-date>
    <dc:date>2013-06-14T18:10:09</dc:date>
    <dc:creator>ramon </dc:creator>
    <meta:editing-duration>PT9M37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14" meta:word-count="135" meta:character-count="935" meta:non-whitespace-character-count="798"/>
  </office:meta>
</office:document-meta>
</file>